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7" style:family="table-column">
      <style:table-column-properties fo:break-before="auto" style:column-width="3.3043in"/>
    </style:style>
    <style:style style:name="co28" style:family="table-column">
      <style:table-column-properties fo:break-before="auto" style:column-width="2.9752in"/>
    </style:style>
    <style:style style:name="co33" style:family="table-column">
      <style:table-column-properties fo:break-before="auto" style:column-width="1.7563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table:number-columns-repeated="2"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table:number-columns-repeated="2"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table:number-columns-repeated="2"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table:number-columns-repeated="2"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table:number-columns-repeated="2"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small_oak_sapling</text:p>
          </table:table-cell>
          <table:table-cell office:value-type="string">
            <text:p>Quercus coccife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table:number-columns-repeated="2"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table:number-columns-repeated="2"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8">12/28/2025</text:date>, <text:time>03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8T03:31:28.87</dc:date>
    <meta:generator>OpenOffice/4.1.16$Win32 OpenOffice.org_project/4116m3$Build-9816</meta:generator>
    <meta:editing-duration>P2DT14H57M54S</meta:editing-duration>
    <meta:editing-cycles>491</meta:editing-cycles>
    <meta:document-statistic meta:table-count="16" meta:cell-count="2494" meta:object-count="0"/>
  </office:meta>
</office:document-meta>
</file>